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/>
            <text:p text:style-name="P5"/>
            <text:p text:style-name="P5"><text:soft-page-break/></text:p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27T14:05:40</dc:date>
    <meta:editing-duration>P2DT16H53M23S</meta:editing-duration>
    <meta:editing-cycles>51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6" meta:word-count="413" meta:character-count="4533" meta:non-whitespace-character-count="4056"/>
  </office:meta>
</office:document-meta>
</file>